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Aptos Narrow&quot;" svg:font-family="'&quot;Aptos Narrow&quot;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7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points">
      <style:table-properties table:display="true" style:writing-mode="lr-tb"/>
    </style:style>
    <style:style style:name="ta3" style:family="table" style:master-page-name="PageStyle_5f_resultat">
      <style:table-properties table:display="true" style:writing-mode="lr-tb"/>
    </style:style>
    <style:style style:name="ta4" style:family="table" style:master-page-name="PageStyle_5f_etap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1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2" style:family="table-cell" style:parent-style-name="Default" style:data-style-name="N5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5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bold" style:font-size-asian="11pt" style:font-style-asian="normal" style:font-weight-asian="bold" style:font-name-complex="&quot;Aptos Narrow&quot;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3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4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35" style:family="table-cell" style:parent-style-name="Default" style:data-style-name="N5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5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int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4" office:value-type="string" calcext:value-type="string">
            <text:p>classement</text:p>
          </table:table-cell>
          <table:table-cell table:style-name="ce24" office:value-type="string" calcext:value-type="string">
            <text:p>points</text:p>
          </table:table-cell>
          <table:table-cell table:number-columns-repeated="62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2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tape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4" office:value-type="string" calcext:value-type="string">
            <text:p>etape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nbcoureur</text:p>
          </table:table-cell>
          <table:table-cell table:style-name="ce24" office:value-type="string" calcext:value-type="string">
            <text:p>rang</text:p>
          </table:table-cell>
          <table:table-cell table:style-name="ce24" office:value-type="string" calcext:value-type="string">
            <text:p>datedepart</text:p>
          </table:table-cell>
          <table:table-cell table:style-name="ce24" office:value-type="string" calcext:value-type="string">
            <text:p>heuredepart</text:p>
          </table:table-cell>
          <table:table-cell table:number-columns-repeated="58"/>
        </table:table-row>
        <table:table-row table:style-name="ro1">
          <table:table-cell table:style-name="ce24" office:value-type="string" calcext:value-type="string">
            <text:p>Betsirazaina</text:p>
          </table:table-cell>
          <table:table-cell table:style-name="ce25" office:value-type="float" office:value="8.6" calcext:value-type="float">
            <text:p>8,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3" office:value-type="date" office:date-value="2024-06-01" calcext:value-type="date">
            <text:p>01/06/2024</text:p>
          </table:table-cell>
          <table:table-cell table:style-name="ce4" office:value-type="time" office:time-value="PT09H00M00S" calcext:value-type="time">
            <text:p>09:00:00</text:p>
          </table:table-cell>
          <table:table-cell table:number-columns-repeated="58"/>
        </table:table-row>
        <table:table-row table:style-name="ro1">
          <table:table-cell table:style-name="ce24" office:value-type="string" calcext:value-type="string">
            <text:p>Ampasimbe</text:p>
          </table:table-cell>
          <table:table-cell table:style-name="ce25" office:value-type="float" office:value="18.21" calcext:value-type="float">
            <text:p>18,2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3" office:value-type="date" office:date-value="2024-06-01" calcext:value-type="date">
            <text:p>01/06/2024</text:p>
          </table:table-cell>
          <table:table-cell table:style-name="ce4" office:value-type="time" office:time-value="PT13H15M00S" calcext:value-type="time">
            <text:p>13:15:00</text:p>
          </table:table-cell>
          <table:table-cell table:number-columns-repeated="58"/>
        </table:table-row>
        <table:table-row table:style-name="ro1">
          <table:table-cell table:style-name="ce24" office:value-type="string" calcext:value-type="string">
            <text:p>Ambatobe</text:p>
          </table:table-cell>
          <table:table-cell table:style-name="ce25" office:value-type="float" office:value="13.09" calcext:value-type="float">
            <text:p>13,0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3" office:value-type="date" office:date-value="2024-06-01" calcext:value-type="date">
            <text:p>01/06/2024</text:p>
          </table:table-cell>
          <table:table-cell table:style-name="ce4" office:value-type="time" office:time-value="PT23H35M00S" calcext:value-type="time">
            <text:p>23:35:00</text:p>
          </table:table-cell>
          <table:table-cell table:number-columns-repeated="58"/>
        </table:table-row>
        <table:table-row table:style-name="ro1">
          <table:table-cell table:style-name="ce24" office:value-type="string" calcext:value-type="string">
            <text:p>Ilafy</text:p>
          </table:table-cell>
          <table:table-cell table:style-name="ce25" office:value-type="float" office:value="4.44" calcext:value-type="float">
            <text:p>4,4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" office:value-type="date" office:date-value="2024-06-02" calcext:value-type="date">
            <text:p>02/06/2024</text:p>
          </table:table-cell>
          <table:table-cell table:style-name="ce4" office:value-type="time" office:time-value="PT11H00M00S" calcext:value-type="time">
            <text:p>11:00:00</text:p>
          </table:table-cell>
          <table:table-cell table:number-columns-repeated="58"/>
        </table:table-row>
        <table:table-row table:style-name="ro1">
          <table:table-cell table:style-name="ce24" office:value-type="string" calcext:value-type="string">
            <text:p>Ambatobe</text:p>
          </table:table-cell>
          <table:table-cell table:style-name="ce25" office:value-type="float" office:value="22.89" calcext:value-type="float">
            <text:p>22,8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3" office:value-type="date" office:date-value="2024-06-02" calcext:value-type="date">
            <text:p>02/06/2024</text:p>
          </table:table-cell>
          <table:table-cell table:style-name="ce4" office:value-type="time" office:time-value="PT12H05M00S" calcext:value-type="time">
            <text:p>12:05:00</text:p>
          </table:table-cell>
          <table:table-cell table:number-columns-repeated="58"/>
        </table:table-row>
        <table:table-row table:style-name="ro1" table:number-rows-repeated="12">
          <table:table-cell table:number-columns-repeated="5"/>
          <table:table-cell table:style-name="ce5"/>
          <table:table-cell table:number-columns-repeated="58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at" table:style-name="ta3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1">
          <table:table-cell table:style-name="ce29" office:value-type="string" calcext:value-type="string">
            <text:p>etape_rang</text:p>
          </table:table-cell>
          <table:table-cell table:style-name="ce30" office:value-type="string" calcext:value-type="string">
            <text:p>numero dossard</text:p>
          </table:table-cell>
          <table:table-cell table:style-name="ce30" office:value-type="string" calcext:value-type="string">
            <text:p>nom</text:p>
          </table:table-cell>
          <table:table-cell table:style-name="ce30" office:value-type="string" calcext:value-type="string">
            <text:p>genre</text:p>
          </table:table-cell>
          <table:table-cell table:style-name="ce30" office:value-type="string" calcext:value-type="string">
            <text:p>date naissance</text:p>
          </table:table-cell>
          <table:table-cell table:style-name="ce29" office:value-type="string" calcext:value-type="string">
            <text:p>equipe</text:p>
          </table:table-cell>
          <table:table-cell table:style-name="ce29" office:value-type="string" calcext:value-type="string">
            <text:p>arrivée</text:p>
          </table:table-cell>
          <table:table-cell table:number-columns-repeated="5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Tian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59-10-05" calcext:value-type="date">
            <text:p>05/10/1959</text:p>
          </table:table-cell>
          <table:table-cell table:style-name="ce24" office:value-type="string" calcext:value-type="string">
            <text:p>B</text:p>
          </table:table-cell>
          <table:table-cell table:style-name="ce35" office:value-type="date" office:date-value="2024-06-01T10:01:34" calcext:value-type="date">
            <text:p>01/06/2024 10:01:34</text:p>
          </table:table-cell>
          <table:table-cell table:number-columns-repeated="5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Faniry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55-07-03" calcext:value-type="date">
            <text:p>03/07/1955</text:p>
          </table:table-cell>
          <table:table-cell table:style-name="ce24" office:value-type="string" calcext:value-type="string">
            <text:p>A</text:p>
          </table:table-cell>
          <table:table-cell table:style-name="ce35" office:value-type="date" office:date-value="2024-06-01T09:54:03" calcext:value-type="date">
            <text:p>01/06/2024 09:54:03</text:p>
          </table:table-cell>
          <table:table-cell table:number-columns-repeated="5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Zo</text:p>
          </table:table-cell>
          <table:table-cell table:style-name="ce32" office:value-type="string" calcext:value-type="string">
            <text:p>M</text:p>
          </table:table-cell>
          <table:table-cell table:style-name="ce34" office:value-type="date" office:date-value="1963-11-18" calcext:value-type="date">
            <text:p>18/11/1963</text:p>
          </table:table-cell>
          <table:table-cell table:style-name="ce24" office:value-type="string" calcext:value-type="string">
            <text:p>C</text:p>
          </table:table-cell>
          <table:table-cell table:style-name="ce35" office:value-type="date" office:date-value="2024-06-01T09:55:21" calcext:value-type="date">
            <text:p>01/06/2024 09:55:21</text:p>
          </table:table-cell>
          <table:table-cell table:number-columns-repeated="5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Solo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82-07-07" calcext:value-type="date">
            <text:p>07/07/1982</text:p>
          </table:table-cell>
          <table:table-cell table:style-name="ce24" office:value-type="string" calcext:value-type="string">
            <text:p>D</text:p>
          </table:table-cell>
          <table:table-cell table:style-name="ce35" office:value-type="date" office:date-value="2024-06-01T10:01:34" calcext:value-type="date">
            <text:p>01/06/2024 10:01:34</text:p>
          </table:table-cell>
          <table:table-cell table:number-columns-repeated="5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Hasin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98-06-11" calcext:value-type="date">
            <text:p>11/06/1998</text:p>
          </table:table-cell>
          <table:table-cell table:style-name="ce24" office:value-type="string" calcext:value-type="string">
            <text:p>E</text:p>
          </table:table-cell>
          <table:table-cell table:style-name="ce35" office:value-type="date" office:date-value="2024-06-01T10:07:29" calcext:value-type="date">
            <text:p>01/06/2024 10:07:29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Andr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97-09-24" calcext:value-type="date">
            <text:p>24/09/1997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date" office:date-value="2024-06-01T14:02:35" calcext:value-type="date">
            <text:p>01/06/2024 14:02:35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Koto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83-08-29" calcext:value-type="date">
            <text:p>29/08/1983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date" office:date-value="2024-06-01T14:37:47" calcext:value-type="date">
            <text:p>01/06/2024 14:37:47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Tina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2007-01-04" calcext:value-type="date">
            <text:p>04/01/2007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date" office:date-value="2024-06-01T14:08:12" calcext:value-type="date">
            <text:p>01/06/2024 14:08:12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Mamy</text:p>
          </table:table-cell>
          <table:table-cell table:style-name="ce32" office:value-type="string" calcext:value-type="string">
            <text:p>M</text:p>
          </table:table-cell>
          <table:table-cell table:style-name="ce34" office:value-type="date" office:date-value="1982-11-29" calcext:value-type="date">
            <text:p>29/11/1982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date" office:date-value="2024-06-01T14:45:23" calcext:value-type="date">
            <text:p>01/06/2024 14:45:23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Lalao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97-06-21" calcext:value-type="date">
            <text:p>21/06/1997</text:p>
          </table:table-cell>
          <table:table-cell table:style-name="ce24" office:value-type="string" calcext:value-type="string">
            <text:p>C</text:p>
          </table:table-cell>
          <table:table-cell table:style-name="ce36" office:value-type="date" office:date-value="2024-06-01T14:31:58" calcext:value-type="date">
            <text:p>01/06/2024 14:31:58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Her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79-04-08" calcext:value-type="date">
            <text:p>08/04/1979</text:p>
          </table:table-cell>
          <table:table-cell table:style-name="ce24" office:value-type="string" calcext:value-type="string">
            <text:p>C</text:p>
          </table:table-cell>
          <table:table-cell table:style-name="ce36" office:value-type="date" office:date-value="2024-06-01T14:15:09" calcext:value-type="date">
            <text:p>01/06/2024 14:15:09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Rado</text:p>
          </table:table-cell>
          <table:table-cell table:style-name="ce32" office:value-type="string" calcext:value-type="string">
            <text:p>F</text:p>
          </table:table-cell>
          <table:table-cell table:style-name="ce34" office:value-type="date" office:date-value="1990-12-11" calcext:value-type="date">
            <text:p>11/12/1990</text:p>
          </table:table-cell>
          <table:table-cell table:style-name="ce24" office:value-type="string" calcext:value-type="string">
            <text:p>D</text:p>
          </table:table-cell>
          <table:table-cell table:style-name="ce36" office:value-type="date" office:date-value="2024-06-01T14:40:16" calcext:value-type="date">
            <text:p>01/06/2024 14:40:16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18" calcext:value-type="float">
            <text:p>18</text:p>
          </table:table-cell>
          <table:table-cell table:style-name="ce32" office:value-type="string" calcext:value-type="string">
            <text:p>Nir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79-06-01" calcext:value-type="date">
            <text:p>01/06/1979</text:p>
          </table:table-cell>
          <table:table-cell table:style-name="ce24" office:value-type="string" calcext:value-type="string">
            <text:p>D</text:p>
          </table:table-cell>
          <table:table-cell table:style-name="ce36" office:value-type="date" office:date-value="2024-06-01T14:15:09" calcext:value-type="date">
            <text:p>01/06/2024 14:15:09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Tahina</text:p>
          </table:table-cell>
          <table:table-cell table:style-name="ce32" office:value-type="string" calcext:value-type="string">
            <text:p>F</text:p>
          </table:table-cell>
          <table:table-cell table:style-name="ce34" office:value-type="date" office:date-value="1972-12-20" calcext:value-type="date">
            <text:p>20/12/1972</text:p>
          </table:table-cell>
          <table:table-cell table:style-name="ce24" office:value-type="string" calcext:value-type="string">
            <text:p>E</text:p>
          </table:table-cell>
          <table:table-cell table:style-name="ce36" office:value-type="date" office:date-value="2024-06-01T14:15:09" calcext:value-type="date">
            <text:p>01/06/2024 14:15:09</text:p>
          </table:table-cell>
          <table:table-cell table:number-columns-repeated="5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  <table:table-cell table:style-name="ce32" office:value-type="string" calcext:value-type="string">
            <text:p>Nof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79-04-20" calcext:value-type="date">
            <text:p>20/04/1979</text:p>
          </table:table-cell>
          <table:table-cell table:style-name="ce24" office:value-type="string" calcext:value-type="string">
            <text:p>E</text:p>
          </table:table-cell>
          <table:table-cell table:style-name="ce36" office:value-type="date" office:date-value="2024-06-01T14:23:11" calcext:value-type="date">
            <text:p>01/06/2024 14:23:11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Lov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94-09-01" calcext:value-type="date">
            <text:p>01/09/1994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date" office:date-value="2024-06-01T23:45:32" calcext:value-type="date">
            <text:p>01/06/2024 23:45:32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Andr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97-09-24" calcext:value-type="date">
            <text:p>24/09/1997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date" office:date-value="2024-06-01T23:55:47" calcext:value-type="date">
            <text:p>01/06/2024 23:55:47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Koto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83-08-29" calcext:value-type="date">
            <text:p>29/08/1983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date" office:date-value="2024-06-01T23:52:11" calcext:value-type="date">
            <text:p>01/06/2024 23:52:11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Tian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59-10-05" calcext:value-type="date">
            <text:p>05/10/1959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date" office:date-value="2024-06-02T00:31:23" calcext:value-type="date">
            <text:p>02/06/2024 00:31:23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Fara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2008-01-23" calcext:value-type="date">
            <text:p>23/01/2008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date" office:date-value="2024-06-02T00:04:19" calcext:value-type="date">
            <text:p>02/06/2024 00:04:19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Her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79-04-08" calcext:value-type="date">
            <text:p>08/04/1979</text:p>
          </table:table-cell>
          <table:table-cell table:style-name="ce24" office:value-type="string" calcext:value-type="string">
            <text:p>C</text:p>
          </table:table-cell>
          <table:table-cell table:style-name="ce36" office:value-type="date" office:date-value="2024-06-02T00:27:50" calcext:value-type="date">
            <text:p>02/06/2024 00:27:50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Zara</text:p>
          </table:table-cell>
          <table:table-cell table:style-name="ce32" office:value-type="string" calcext:value-type="string">
            <text:p>M</text:p>
          </table:table-cell>
          <table:table-cell table:style-name="ce34" office:value-type="date" office:date-value="1979-10-16" calcext:value-type="date">
            <text:p>16/10/1979</text:p>
          </table:table-cell>
          <table:table-cell table:style-name="ce24" office:value-type="string" calcext:value-type="string">
            <text:p>C</text:p>
          </table:table-cell>
          <table:table-cell table:style-name="ce36" office:value-type="date" office:date-value="2024-06-02T00:40:08" calcext:value-type="date">
            <text:p>02/06/2024 00:40:08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string" calcext:value-type="string">
            <text:p>Mior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61-08-13" calcext:value-type="date">
            <text:p>13/08/1961</text:p>
          </table:table-cell>
          <table:table-cell table:style-name="ce24" office:value-type="string" calcext:value-type="string">
            <text:p>C</text:p>
          </table:table-cell>
          <table:table-cell table:style-name="ce36" office:value-type="date" office:date-value="2024-06-01T23:47:44" calcext:value-type="date">
            <text:p>01/06/2024 23:47:44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Rado</text:p>
          </table:table-cell>
          <table:table-cell table:style-name="ce32" office:value-type="string" calcext:value-type="string">
            <text:p>F</text:p>
          </table:table-cell>
          <table:table-cell table:style-name="ce34" office:value-type="date" office:date-value="1990-12-11" calcext:value-type="date">
            <text:p>11/12/1990</text:p>
          </table:table-cell>
          <table:table-cell table:style-name="ce24" office:value-type="string" calcext:value-type="string">
            <text:p>D</text:p>
          </table:table-cell>
          <table:table-cell table:style-name="ce36" office:value-type="date" office:date-value="2024-06-02T00:22:36" calcext:value-type="date">
            <text:p>02/06/2024 00:22:36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Rin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2010-04-23" calcext:value-type="date">
            <text:p>23/04/2010</text:p>
          </table:table-cell>
          <table:table-cell table:style-name="ce24" office:value-type="string" calcext:value-type="string">
            <text:p>D</text:p>
          </table:table-cell>
          <table:table-cell table:style-name="ce36" office:value-type="date" office:date-value="2024-06-01T23:50:18" calcext:value-type="date">
            <text:p>01/06/2024 23:50:18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Hasin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98-06-11" calcext:value-type="date">
            <text:p>11/06/1998</text:p>
          </table:table-cell>
          <table:table-cell table:style-name="ce24" office:value-type="string" calcext:value-type="string">
            <text:p>E</text:p>
          </table:table-cell>
          <table:table-cell table:style-name="ce36" office:value-type="date" office:date-value="2024-06-02T00:12:09" calcext:value-type="date">
            <text:p>02/06/2024 00:12:09</text:p>
          </table:table-cell>
          <table:table-cell table:number-columns-repeated="57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1" office:value-type="float" office:value="17" calcext:value-type="float">
            <text:p>17</text:p>
          </table:table-cell>
          <table:table-cell table:style-name="ce32" office:value-type="string" calcext:value-type="string">
            <text:p>Nof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79-04-20" calcext:value-type="date">
            <text:p>20/04/1979</text:p>
          </table:table-cell>
          <table:table-cell table:style-name="ce24" office:value-type="string" calcext:value-type="string">
            <text:p>E</text:p>
          </table:table-cell>
          <table:table-cell table:style-name="ce36" office:value-type="date" office:date-value="2024-06-01T23:56:53" calcext:value-type="date">
            <text:p>01/06/2024 23:56:53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Lov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94-09-01" calcext:value-type="date">
            <text:p>01/09/1994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date" office:date-value="2024-06-02T11:13:33" calcext:value-type="date">
            <text:p>02/06/2024 11:13:33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Andr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97-09-24" calcext:value-type="date">
            <text:p>24/09/1997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date" office:date-value="2024-06-02T11:11:08" calcext:value-type="date">
            <text:p>02/06/2024 11:11:08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Tina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2007-01-04" calcext:value-type="date">
            <text:p>04/01/2007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date" office:date-value="2024-06-02T11:14:55" calcext:value-type="date">
            <text:p>02/06/2024 11:14:55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Mamy</text:p>
          </table:table-cell>
          <table:table-cell table:style-name="ce32" office:value-type="string" calcext:value-type="string">
            <text:p>M</text:p>
          </table:table-cell>
          <table:table-cell table:style-name="ce34" office:value-type="date" office:date-value="1982-11-29" calcext:value-type="date">
            <text:p>29/11/1982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date" office:date-value="2024-06-02T11:16:29" calcext:value-type="date">
            <text:p>02/06/2024 11:16:29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Lalao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97-06-21" calcext:value-type="date">
            <text:p>21/06/1997</text:p>
          </table:table-cell>
          <table:table-cell table:style-name="ce24" office:value-type="string" calcext:value-type="string">
            <text:p>C</text:p>
          </table:table-cell>
          <table:table-cell table:style-name="ce36" office:value-type="date" office:date-value="2024-06-02T11:12:46" calcext:value-type="date">
            <text:p>02/06/2024 11:12:46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18" calcext:value-type="float">
            <text:p>18</text:p>
          </table:table-cell>
          <table:table-cell table:style-name="ce32" office:value-type="string" calcext:value-type="string">
            <text:p>Nir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79-06-01" calcext:value-type="date">
            <text:p>01/06/1979</text:p>
          </table:table-cell>
          <table:table-cell table:style-name="ce24" office:value-type="string" calcext:value-type="string">
            <text:p>D</text:p>
          </table:table-cell>
          <table:table-cell table:style-name="ce36" office:value-type="date" office:date-value="2024-06-02T11:20:02" calcext:value-type="date">
            <text:p>02/06/2024 11:20:02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Rado</text:p>
          </table:table-cell>
          <table:table-cell table:style-name="ce32" office:value-type="string" calcext:value-type="string">
            <text:p>F</text:p>
          </table:table-cell>
          <table:table-cell table:style-name="ce34" office:value-type="date" office:date-value="1990-12-11" calcext:value-type="date">
            <text:p>11/12/1990</text:p>
          </table:table-cell>
          <table:table-cell table:style-name="ce24" office:value-type="string" calcext:value-type="string">
            <text:p>D</text:p>
          </table:table-cell>
          <table:table-cell table:style-name="ce36" office:value-type="date" office:date-value="2024-06-02T11:17:19" calcext:value-type="date">
            <text:p>02/06/2024 11:17:19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Hasin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98-06-11" calcext:value-type="date">
            <text:p>11/06/1998</text:p>
          </table:table-cell>
          <table:table-cell table:style-name="ce24" office:value-type="string" calcext:value-type="string">
            <text:p>E</text:p>
          </table:table-cell>
          <table:table-cell table:style-name="ce36" office:value-type="date" office:date-value="2024-06-02T11:10:41" calcext:value-type="date">
            <text:p>02/06/2024 11:10:41</text:p>
          </table:table-cell>
          <table:table-cell table:number-columns-repeated="5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Tahina</text:p>
          </table:table-cell>
          <table:table-cell table:style-name="ce32" office:value-type="string" calcext:value-type="string">
            <text:p>F</text:p>
          </table:table-cell>
          <table:table-cell table:style-name="ce34" office:value-type="date" office:date-value="1972-12-20" calcext:value-type="date">
            <text:p>20/12/1972</text:p>
          </table:table-cell>
          <table:table-cell table:style-name="ce24" office:value-type="string" calcext:value-type="string">
            <text:p>E</text:p>
          </table:table-cell>
          <table:table-cell table:style-name="ce36" office:value-type="date" office:date-value="2024-06-02T11:19:58" calcext:value-type="date">
            <text:p>02/06/2024 11:19:58</text:p>
          </table:table-cell>
          <table:table-cell table:number-columns-repeated="5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Faniry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1955-07-03" calcext:value-type="date">
            <text:p>03/07/1955</text:p>
          </table:table-cell>
          <table:table-cell table:style-name="ce24" office:value-type="string" calcext:value-type="string">
            <text:p>A</text:p>
          </table:table-cell>
          <table:table-cell table:style-name="ce36" office:value-type="date" office:date-value="2024-06-02T13:38:11" calcext:value-type="date">
            <text:p>02/06/2024 13:38:11</text:p>
          </table:table-cell>
          <table:table-cell table:number-columns-repeated="5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Tina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2007-01-04" calcext:value-type="date">
            <text:p>04/01/2007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date" office:date-value="2024-06-02T14:01:23" calcext:value-type="date">
            <text:p>02/06/2024 14:01:23</text:p>
          </table:table-cell>
          <table:table-cell table:number-columns-repeated="5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Fara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2008-01-23" calcext:value-type="date">
            <text:p>23/01/2008</text:p>
          </table:table-cell>
          <table:table-cell table:style-name="ce24" office:value-type="string" calcext:value-type="string">
            <text:p>B</text:p>
          </table:table-cell>
          <table:table-cell table:style-name="ce36" office:value-type="date" office:date-value="2024-06-02T13:26:19" calcext:value-type="date">
            <text:p>02/06/2024 13:26:19</text:p>
          </table:table-cell>
          <table:table-cell table:number-columns-repeated="5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Her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79-04-08" calcext:value-type="date">
            <text:p>08/04/1979</text:p>
          </table:table-cell>
          <table:table-cell table:style-name="ce24" office:value-type="string" calcext:value-type="string">
            <text:p>C</text:p>
          </table:table-cell>
          <table:table-cell table:style-name="ce36" office:value-type="date" office:date-value="2024-06-02T13:52:50" calcext:value-type="date">
            <text:p>02/06/2024 13:52:50</text:p>
          </table:table-cell>
          <table:table-cell table:number-columns-repeated="5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Zara</text:p>
          </table:table-cell>
          <table:table-cell table:style-name="ce32" office:value-type="string" calcext:value-type="string">
            <text:p>M</text:p>
          </table:table-cell>
          <table:table-cell table:style-name="ce34" office:value-type="date" office:date-value="1979-10-16" calcext:value-type="date">
            <text:p>16/10/1979</text:p>
          </table:table-cell>
          <table:table-cell table:style-name="ce24" office:value-type="string" calcext:value-type="string">
            <text:p>C</text:p>
          </table:table-cell>
          <table:table-cell table:style-name="ce36" office:value-type="date" office:date-value="2024-06-02T13:43:08" calcext:value-type="date">
            <text:p>02/06/2024 13:43:08</text:p>
          </table:table-cell>
          <table:table-cell table:number-columns-repeated="5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Rado</text:p>
          </table:table-cell>
          <table:table-cell table:style-name="ce32" office:value-type="string" calcext:value-type="string">
            <text:p>F</text:p>
          </table:table-cell>
          <table:table-cell table:style-name="ce34" office:value-type="date" office:date-value="1990-12-11" calcext:value-type="date">
            <text:p>11/12/1990</text:p>
          </table:table-cell>
          <table:table-cell table:style-name="ce24" office:value-type="string" calcext:value-type="string">
            <text:p>D</text:p>
          </table:table-cell>
          <table:table-cell table:style-name="ce36" office:value-type="date" office:date-value="2024-06-02T13:20:44" calcext:value-type="date">
            <text:p>02/06/2024 13:20:44</text:p>
          </table:table-cell>
          <table:table-cell table:number-columns-repeated="5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Rina</text:p>
          </table:table-cell>
          <table:table-cell table:style-name="ce32" office:value-type="string" calcext:value-type="string">
            <text:p>F</text:p>
          </table:table-cell>
          <table:table-cell table:style-name="ce33" office:value-type="date" office:date-value="2010-04-23" calcext:value-type="date">
            <text:p>23/04/2010</text:p>
          </table:table-cell>
          <table:table-cell table:style-name="ce24" office:value-type="string" calcext:value-type="string">
            <text:p>D</text:p>
          </table:table-cell>
          <table:table-cell table:style-name="ce36" office:value-type="date" office:date-value="2024-06-02T13:20:44" calcext:value-type="date">
            <text:p>02/06/2024 13:20:44</text:p>
          </table:table-cell>
          <table:table-cell table:number-columns-repeated="57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1" office:value-type="float" office:value="17" calcext:value-type="float">
            <text:p>17</text:p>
          </table:table-cell>
          <table:table-cell table:style-name="ce32" office:value-type="string" calcext:value-type="string">
            <text:p>Nofy</text:p>
          </table:table-cell>
          <table:table-cell table:style-name="ce32" office:value-type="string" calcext:value-type="string">
            <text:p>M</text:p>
          </table:table-cell>
          <table:table-cell table:style-name="ce33" office:value-type="date" office:date-value="1979-04-20" calcext:value-type="date">
            <text:p>20/04/1979</text:p>
          </table:table-cell>
          <table:table-cell table:style-name="ce24" office:value-type="string" calcext:value-type="string">
            <text:p>E</text:p>
          </table:table-cell>
          <table:table-cell table:style-name="ce36" office:value-type="date" office:date-value="2024-06-02T13:21:18" calcext:value-type="date">
            <text:p>02/06/2024 13:21:18</text:p>
          </table:table-cell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36"/>
          <table:table-cell table:number-columns-repeated="57"/>
        </table:table-row>
        <table:table-row table:style-name="ro2" table:number-rows-repeated="104852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Aptos Narrow&quot;" svg:font-family="'&quot;Aptos Narrow&quot;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16:38.0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oints" style:display-name="PageStyle_poi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tape" style:display-name="PageStyle_eta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t" style:display-name="PageStyle_result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4-06-03T11:36:56.225000000</dc:date>
    <meta:editing-duration>PT20M18S</meta:editing-duration>
    <meta:editing-cycles>1</meta:editing-cycles>
    <meta:document-statistic meta:table-count="3" meta:cell-count="363" meta:object-count="0"/>
  </office:meta>
</office:document-meta>
</file>